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Gliederung</text:p>
      <text:p text:style-name="Standard"/>
      <text:p text:style-name="Standard"/>
      <text:list xml:id="list1464828271" text:style-name="L1">
        <text:list-item>
          <text:p text:style-name="P1">Einleitung</text:p>
          <text:list>
            <text:list-item>
              <text:p text:style-name="P1">Mathematik → Grundlage der Physik, angewandte Mathematik, numerische Verfahren</text:p>
            </text:list-item>
            <text:list-item>
              <text:p text:style-name="P1">Notwendigkeit von partiellen Differentialgleichungen → Bezug zur Naturwissenschaft</text:p>
            </text:list-item>
            <text:list-item>
              <text:p text:style-name="P1">Bezug auf die Poisson-/Laplace-Gleichung</text:p>
            </text:list-item>
            <text:list-item>
              <text:p text:style-name="P1">Diskretisierung → Lösen von linearen Gleichungssystemen</text:p>
            </text:list-item>
            <text:list-item>
              <text:p text:style-name="P1">moderne numerische Verfahren → Schwerpunkt auf CG/PCG und Mehrgitter</text:p>
            </text:list-item>
            <text:list-item>
              <text:p text:style-name="P1">Vergleich dieser beiden Verfahren</text:p>
            </text:list-item>
          </text:list>
        </text:list-item>
      </text:list>
      <text:p text:style-name="Standard"/>
      <text:list xml:id="list910325978" text:style-name="L2">
        <text:list-item>
          <text:p text:style-name="P2">Die Poisson-Gleichung und ihre Diskretisierung</text:p>
          <text:list>
            <text:list-item>
              <text:p text:style-name="P2">Definition</text:p>
            </text:list-item>
            <text:list-item>
              <text:p text:style-name="P2">Das Einheitsgitter</text:p>
            </text:list-item>
            <text:list-item>
              <text:p text:style-name="P2">Rückführung auf die finiten Differenzen</text:p>
            </text:list-item>
            <text:list-item>
              <text:p text:style-name="P2">Aufstellen der Matrix</text:p>
            </text:list-item>
            <text:list-item>
              <text:p text:style-name="P2">Aufstellen der rechten Seite</text:p>
            </text:list-item>
          </text:list>
        </text:list-item>
      </text:list>
      <text:p text:style-name="Standard"/>
      <text:list xml:id="list2039888659" text:style-name="L3">
        <text:list-item>
          <text:p text:style-name="P3">Möglichkeiten zur Lösung von linearen Gleichungssystemen – ein Überblick</text:p>
          <text:list>
            <text:list-item>
              <text:p text:style-name="P3">Gauß-Algorithmus (mit/ohne Pivotisierung)</text:p>
            </text:list-item>
            <text:list-item>
              <text:p text:style-name="P3">LR-Zerlegung (mit/ohne Pivotisierung)</text:p>
            </text:list-item>
            <text:list-item>
              <text:p text:style-name="P3">Cholesky-Zerlegung</text:p>
            </text:list-item>
          </text:list>
        </text:list-item>
      </text:list>
      <text:p text:style-name="Standard"/>
      <text:list xml:id="list427968701" text:style-name="L4">
        <text:list-item>
          <text:p text:style-name="P4">Iterative Verfahren</text:p>
          <text:list>
            <text:list-item>
              <text:p text:style-name="P4">Gauß-Seidel-Verfahren</text:p>
            </text:list-item>
            <text:list-item>
              <text:p text:style-name="P4">SOR-Methode</text:p>
            </text:list-item>
            <text:list-item>
              <text:p text:style-name="P4">A-orthogonal</text:p>
            </text:list-item>
            <text:list-item>
              <text:p text:style-name="P4">CG-Verfahren (+Implementierung)</text:p>
            </text:list-item>
            <text:list-item>
              <text:p text:style-name="P4">Kondition der Matrix</text:p>
            </text:list-item>
            <text:list-item>
              <text:p text:style-name="P4">Konvergenz</text:p>
            </text:list-item>
            <text:list-item>
              <text:p text:style-name="P4">Verbesserung der Matrix-Kondition → Vorkonditionierung</text:p>
            </text:list-item>
            <text:list-item>
              <text:p text:style-name="P4">PCG (+Implementierung)</text:p>
            </text:list-item>
            <text:list-item>
              <text:p text:style-name="P4">Vorkonditionierungsmethoden:</text:p>
              <text:list>
                <text:list-item>
                  <text:p text:style-name="P4">Unvollständige LR/Cholesky</text:p>
                </text:list-item>
                <text:list-item>
                  <text:p text:style-name="P4">Modifizierte unvollständige LR/Cholesky</text:p>
                </text:list-item>
              </text:list>
            </text:list-item>
            <text:list-item>
              <text:p text:style-name="P4">Konvergenz</text:p>
            </text:list-item>
            <text:list-item>
              <text:p text:style-name="P4">“Kosten”</text:p>
            </text:list-item>
          </text:list>
        </text:list-item>
      </text:list>
      <text:p text:style-name="Standard"/>
      <text:list xml:id="list2020405259" text:style-name="L5">
        <text:list-item>
          <text:p text:style-name="P5">Mehrgitterverfahren</text:p>
          <text:list>
            <text:list-item>
              <text:p text:style-name="P5">Idee</text:p>
            </text:list-item>
            <text:list-item>
              <text:p text:style-name="P5">Grundlagen (2^n + 1, etc.)</text:p>
            </text:list-item>
            <text:list-item>
              <text:p text:style-name="P5">Vorglättung</text:p>
            </text:list-item>
            <text:list-item>
              <text:p text:style-name="P5">Restriktion</text:p>
            </text:list-item>
            <text:list-item>
              <text:p text:style-name="P5">Prolongation/Interpolation</text:p>
            </text:list-item>
            <text:list-item>
              <text:p text:style-name="P5">Zweigittermethode</text:p>
            </text:list-item>
            <text:list-item>
              <text:p text:style-name="P5">Mehrgittermethode</text:p>
              <text:list>
                <text:list-item>
                  <text:p text:style-name="P5">V-Zyklus</text:p>
                </text:list-item>
                <text:list-item>
                  <text:p text:style-name="P5">W-Zyklus</text:p>
                </text:list-item>
              </text:list>
            </text:list-item>
            <text:list-item>
              <text:p text:style-name="P5"><text:soft-page-break/>“Kosten”</text:p>
            </text:list-item>
            <text:list-item>
              <text:p text:style-name="P5">Implementierung</text:p>
            </text:list-item>
          </text:list>
        </text:list-item>
      </text:list>
      <text:p text:style-name="Standard"/>
      <text:list xml:id="list213629562" text:style-name="L6">
        <text:list-item>
          <text:p text:style-name="P6">Vergleich der beiden Verfahren – Vorteile/Nachteile</text:p>
        </text:list-item>
      </text:list>
      <text:p text:style-name="Standard"/>
      <text:list xml:id="list391482707" text:style-name="L7">
        <text:list-item>
          <text:p text:style-name="P7">Beispiel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</meta:initial-creator>
    <meta:creation-date>2013-12-21T15:34:06</meta:creation-date>
    <dc:date>2013-12-21T16:00:21</dc:date>
    <dc:creator>Michael </dc:creator>
    <meta:editing-duration>PT11M4S</meta:editing-duration>
    <meta:editing-cycles>13</meta:editing-cycles>
    <meta:generator>LibreOffice/3.5$Linux_x86 LibreOffice_project/350m1$Build-2</meta:generator>
    <meta:document-statistic meta:table-count="0" meta:image-count="0" meta:object-count="0" meta:page-count="2" meta:paragraph-count="46" meta:word-count="172" meta:character-count="1339" meta:non-whitespace-character-count="1258"/>
  </office:meta>
</office:document-meta>
</file>